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3" style:family="paragraph" style:parent-style-name="Standard" style:list-style-name="L1">
      <style:text-properties fo:color="#996600" fo:font-weight="normal" officeooo:rsid="0024bfe0" officeooo:paragraph-rsid="0024bfe0" style:font-weight-asian="normal" style:font-weight-complex="normal"/>
    </style:style>
    <style:style style:name="P4" style:family="paragraph" style:parent-style-name="Standard" style:list-style-name="L2">
      <style:text-properties fo:color="#0066cc" fo:font-weight="normal" officeooo:rsid="0024bfe0" officeooo:paragraph-rsid="0024bfe0" style:font-weight-asian="normal" style:font-weight-complex="normal"/>
    </style:style>
    <style:style style:name="P5" style:family="paragraph" style:parent-style-name="Standard">
      <style:text-properties fo:color="#0066cc" fo:font-weight="normal" officeooo:rsid="0024bfe0" officeooo:paragraph-rsid="0024bfe0" style:font-weight-asian="normal" style:font-weight-complex="normal"/>
    </style:style>
    <style:style style:name="P6" style:family="paragraph" style:parent-style-name="Standard">
      <style:text-properties fo:color="#000000" fo:font-weight="normal" officeooo:rsid="0026bb9d" officeooo:paragraph-rsid="0026bb9d" style:font-weight-asian="normal" style:font-weight-complex="normal"/>
    </style:style>
    <style:style style:name="P7" style:family="paragraph" style:parent-style-name="Standard">
      <style:text-properties fo:color="#000000" fo:font-weight="bold" officeooo:rsid="0024bfe0" officeooo:paragraph-rsid="0024bfe0" style:font-weight-asian="bold" style:font-weight-complex="bold"/>
    </style:style>
    <style:style style:name="P8" style:family="paragraph" style:parent-style-name="Standard">
      <style:text-properties fo:color="#000000" fo:font-style="normal" fo:font-weight="bold" officeooo:rsid="0024bfe0" officeooo:paragraph-rsid="0024bfe0" style:font-style-asian="normal" style:font-weight-asian="bold" style:font-style-complex="normal" style:font-weight-complex="bold"/>
    </style:style>
    <style:style style:name="P9" style:family="paragraph" style:parent-style-name="Standard">
      <style:text-properties fo:color="#000000" fo:font-style="normal" fo:font-weight="bold" officeooo:rsid="002a44b7" officeooo:paragraph-rsid="002a44b7" style:font-style-asian="normal" style:font-weight-asian="bold" style:font-style-complex="normal" style:font-weight-complex="bold"/>
    </style:style>
    <style:style style:name="T1" style:family="text">
      <style:text-properties officeooo:rsid="0024bfe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style:text-position="sub 58%" style:text-underline-style="none"/>
    </style:style>
    <style:style style:name="T5" style:family="text">
      <style:text-properties style:text-position="sub 58%" fo:font-style="normal" style:text-underline-style="none" fo:font-weight="normal" officeooo:rsid="002a44b7" style:font-style-asian="normal" style:font-weight-asian="normal" style:font-style-complex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fo:font-style="italic" style:font-style-asian="italic" style:font-style-complex="italic"/>
    </style:style>
    <style:style style:name="T8" style:family="text">
      <style:text-properties style:text-position="0% 100%" fo:font-style="italic" style:text-underline-style="none" officeooo:rsid="0026bb9d" style:font-style-asian="italic" style:font-style-complex="italic"/>
    </style:style>
    <style:style style:name="T9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style:text-position="0% 100%" fo:font-style="italic" style:text-underline-style="none" fo:font-weight="normal" officeooo:rsid="002a44b7" style:font-style-asian="italic" style:font-weight-asian="normal" style:font-style-complex="italic" style:font-weight-complex="normal"/>
    </style:style>
    <style:style style:name="T11" style:family="text">
      <style:text-properties style:text-position="0% 100%" fo:font-style="italic" fo:font-weight="normal" officeooo:rsid="002a44b7" style:font-style-asian="italic" style:font-weight-asian="normal" style:font-style-complex="italic" style:font-weight-complex="normal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style:text-position="0% 100%" fo:font-style="normal" style:text-underline-style="none" officeooo:rsid="0026bb9d" style:font-style-asian="normal" style:font-style-complex="normal"/>
    </style:style>
    <style:style style:name="T14" style:family="text">
      <style:text-properties style:text-position="0% 100%" fo:font-style="normal" style:text-underline-style="none" fo:font-weight="normal" officeooo:rsid="002a44b7" style:font-style-asian="normal" style:font-weight-asian="normal" style:font-style-complex="normal" style:font-weight-complex="normal"/>
    </style:style>
    <style:style style:name="T15" style:family="text">
      <style:text-properties style:text-position="0% 100%" fo:font-style="normal" fo:font-weight="normal" officeooo:rsid="002a44b7" style:font-style-asian="normal" style:font-weight-asian="normal" style:font-style-complex="normal" style:font-weight-complex="normal"/>
    </style:style>
    <style:style style:name="T16" style:family="text">
      <style:text-properties style:text-position="0% 100%" fo:font-style="normal" style:text-underline-style="solid" style:text-underline-width="auto" style:text-underline-color="font-color" fo:font-weight="normal" officeooo:rsid="002a44b7" style:font-style-asian="normal" style:font-weight-asian="normal" style:font-style-complex="normal" style:font-weight-complex="normal"/>
    </style:style>
    <style:style style:name="T17" style:family="text">
      <style:text-properties style:text-position="0% 100%" style:text-underline-style="none"/>
    </style:style>
    <style:style style:name="T18" style:family="text">
      <style:text-properties style:text-position="0% 100%" style:text-underline-style="none" fo:font-weight="normal" style:font-weight-asian="normal" style:font-weight-complex="normal"/>
    </style:style>
    <style:style style:name="T19" style:family="text">
      <style:text-properties style:text-position="0% 100%" style:text-underline-style="none" fo:font-weight="normal" officeooo:rsid="002a44b7" style:font-weight-asian="normal" style:font-weight-complex="normal"/>
    </style:style>
    <style:style style:name="T20" style:family="text">
      <style:text-properties style:text-position="0% 100%" fo:font-weight="normal" style:font-weight-asian="normal" style:font-weight-complex="normal"/>
    </style:style>
    <style:style style:name="T21" style:family="text">
      <style:text-properties style:text-position="0% 100%" fo:font-weight="normal" officeooo:rsid="002a44b7" style:font-weight-asian="normal" style:font-weight-complex="normal"/>
    </style:style>
    <style:style style:name="T22" style:family="text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style:text-position="0% 100%" style:text-underline-style="solid" style:text-underline-width="auto" style:text-underline-color="font-color" fo:font-weight="normal" officeooo:rsid="002a44b7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fo:font-weight="normal" officeooo:rsid="002a44b7" style:font-weight-asian="normal" style:font-weight-complex="normal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normal" officeooo:rsid="002a44b7" style:font-weight-asian="normal" style:font-weight-complex="normal"/>
    </style:style>
    <style:style style:name="T28" style:family="text">
      <style:text-properties style:text-position="super 58%" fo:font-style="normal" style:text-underline-style="none" officeooo:rsid="0026bb9d" style:font-style-asian="normal" style:font-style-complex="normal"/>
    </style:style>
    <style:style style:name="T29" style:family="text">
      <style:text-properties style:text-position="super 58%" fo:font-style="normal" fo:font-weight="normal" officeooo:rsid="002a44b7" style:font-style-asian="normal" style:font-weight-asian="normal" style:font-style-complex="normal" style:font-weight-complex="normal"/>
    </style:style>
    <style:style style:name="T30" style:family="text">
      <style:text-properties style:text-position="super 58%" style:text-underline-style="none" fo:font-weight="normal" style:font-weight-asian="normal" style:font-weight-complex="normal"/>
    </style:style>
    <style:style style:name="T31" style:family="text">
      <style:text-properties style:text-position="super 58%" style:text-underline-style="none" fo:font-weight="normal" officeooo:rsid="002a44b7" style:font-weight-asian="normal" style:font-weight-complex="normal"/>
    </style:style>
    <style:style style:name="T32" style:family="text">
      <style:text-properties fo:font-weight="normal" officeooo:rsid="002a44b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1">2</text:span>L<text:span text:style-name="T1">6</text:span> Notes</text:p>
      <text:p text:style-name="P1"/>
      <text:p text:style-name="P2">Objectives:</text:p>
      <text:list xml:id="list3460693591554769981" text:style-name="L1">
        <text:list-item>
          <text:p text:style-name="P3">Describe how [H+] and [OH-] are related in an aqueous solution.</text:p>
        </text:list-item>
        <text:list-item>
          <text:p text:style-name="P3">Classify a solution as neutral, acidic, or basic given the hydrogen-ion or hydroxide-ion concentrations.</text:p>
        </text:list-item>
        <text:list-item>
          <text:p text:style-name="P3">Convert hydrogen-ion concentrations into pH values and hydroxide-ion concentrations into pH values.</text:p>
        </text:list-item>
        <text:list-item>
          <text:p text:style-name="P3">Describe the purpose of an acid-base pH indicator.</text:p>
        </text:list-item>
      </text:list>
      <text:p text:style-name="P2"/>
      <text:p text:style-name="P2">Key Concepts:</text:p>
      <text:list xml:id="list7095547536658117884" text:style-name="L2">
        <text:list-item>
          <text:p text:style-name="P4">How are [H+] and [OH-] related in an aqueous solution?</text:p>
        </text:list-item>
        <text:list-item>
          <text:p text:style-name="P4">How is the hydrogen-ion concentration used to classify a solution as neutral, acidic, or basic?</text:p>
        </text:list-item>
        <text:list-item>
          <text:p text:style-name="P4">What is the most important characteristic of an acid-base indicator?</text:p>
        </text:list-item>
      </text:list>
      <text:p text:style-name="P5"/>
      <text:p text:style-name="P7">Self-ionization</text:p>
      <text:p text:style-name="P7"/>
      <text:p text:style-name="P6"><text:tab/>The reaction in which water molecules produce ions is called the <text:span text:style-name="T24">self-ionization</text:span><text:span text:style-name="T26"> of water. This <text:tab/>reaction can be written as a simple dissociation.</text:span></text:p>
      <text:p text:style-name="P6"><text:span text:style-name="T26"/></text:p>
      <text:p text:style-name="Text_20_body"><text:span text:style-name="T26"><text:tab/>H</text:span><text:span text:style-name="T4">2</text:span><text:span text:style-name="T17">O</text:span><text:span text:style-name="T8">(i)</text:span><text:span text:style-name="T13"> &lt;&lt;&gt;&gt; H</text:span><text:span text:style-name="T28">+</text:span><text:span text:style-name="T8">(aq) + </text:span><text:span text:style-name="T13">OH</text:span><text:span text:style-name="T28">-</text:span><text:span text:style-name="T8">(aq)</text:span></text:p>
      <text:p text:style-name="P7">..</text:p>
      <text:p text:style-name="P7"/>
      <text:p text:style-name="P7">Neutral solution</text:p>
      <text:p text:style-name="P7"/>
      <text:p text:style-name="P7"><text:tab/><text:span text:style-name="T32">Any aqueous solution in which [H+] and [OH-] are equal is described as a </text:span><text:span text:style-name="T25">neutral solution</text:span><text:span text:style-name="T27">.</text:span></text:p>
      <text:p text:style-name="P7"/>
      <text:p text:style-name="P7">..</text:p>
      <text:p text:style-name="P7"/>
      <text:p text:style-name="P7">Ion-product constant for water (<text:span text:style-name="T2">K</text:span><text:span text:style-name="T3">w</text:span><text:span text:style-name="T7">)</text:span></text:p>
      <text:p text:style-name="P7"><text:span text:style-name="T7"/></text:p>
      <text:p text:style-name="P7"><text:span text:style-name="T7"><text:tab/></text:span><text:span text:style-name="T15">The product of the concentrations of the hydrogen ions and hydroxide ions in water is called the <text:tab/></text:span><text:span text:style-name="T16">ion-product constant for water </text:span><text:span text:style-name="T14">(K</text:span><text:span text:style-name="T5">w</text:span><text:span text:style-name="T14">).</text:span></text:p>
      <text:p text:style-name="P7"><text:span text:style-name="T7"/></text:p>
      <text:p text:style-name="P7"><text:span text:style-name="T7">..</text:span></text:p>
      <text:p text:style-name="P7"><text:span text:style-name="T7"/></text:p>
      <text:p text:style-name="P8"><text:span text:style-name="T6">Acidic solution</text:span></text:p>
      <text:p text:style-name="P8"><text:span text:style-name="T6"/></text:p>
      <text:p text:style-name="P9"><text:span text:style-name="T6"><text:tab/></text:span><text:span text:style-name="T20">An </text:span><text:span text:style-name="T22">acidic solution</text:span><text:span text:style-name="T18"> is one in which [H+] is greater than [OH-]. The [H+] of an acidic solution is <text:tab/>greater than 1 * 10</text:span><text:span text:style-name="T30">-7</text:span><text:span text:style-name="T18"> </text:span><text:span text:style-name="T9">M</text:span><text:span text:style-name="T18">.</text:span></text:p>
      <text:p text:style-name="P8"><text:span text:style-name="T6"/></text:p>
      <text:p text:style-name="P8"><text:span text:style-name="T6">..</text:span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oft-page-break/><text:span text:style-name="T6">Basic solution</text:span></text:p>
      <text:p text:style-name="P8"><text:span text:style-name="T6"/></text:p>
      <text:p text:style-name="P8"><text:span text:style-name="T6"><text:tab/></text:span><text:span text:style-name="T21">A </text:span><text:span text:style-name="T23">basic solution</text:span><text:span text:style-name="T10"> </text:span><text:span text:style-name="T19"><text:s/>is one in which [H+] is less than [OH-]. The [H+] of a basic solution is less <text:tab/>than 1 * 10</text:span><text:span text:style-name="T31">-7</text:span><text:span text:style-name="T19"> </text:span><text:span text:style-name="T10">M</text:span><text:span text:style-name="T19">.</text:span></text:p>
      <text:p text:style-name="P8"><text:span text:style-name="T6"/></text:p>
      <text:p text:style-name="P8"><text:span text:style-name="T6">..</text:span></text:p>
      <text:p text:style-name="P8"><text:span text:style-name="T6"/></text:p>
      <text:p text:style-name="P8"><text:span text:style-name="T6">Alkaline solutions</text:span></text:p>
      <text:p text:style-name="P8"><text:span text:style-name="T6"/></text:p>
      <text:p text:style-name="P8"><text:span text:style-name="T6"><text:tab/></text:span><text:span text:style-name="T21">Basic solutions are also known as </text:span><text:span text:style-name="T23">alkaline solutions</text:span><text:span text:style-name="T19">.</text:span></text:p>
      <text:p text:style-name="P8"><text:span text:style-name="T6"/></text:p>
      <text:p text:style-name="P7"><text:span text:style-name="T12">..</text:span></text:p>
      <text:p text:style-name="P7"><text:span text:style-name="T12"/></text:p>
      <text:p text:style-name="P7"><text:span text:style-name="T12">pH</text:span></text:p>
      <text:p text:style-name="P7"><text:span text:style-name="T12"/></text:p>
      <text:p text:style-name="P7"><text:span text:style-name="T12"><text:tab/></text:span><text:span text:style-name="T15">The pH of a solution is the negative logarithm of the hydrogen-ion concentration. The pH may <text:tab/>be represented mathematically using the following equation:</text:span></text:p>
      <text:p text:style-name="P7"><text:span text:style-name="T15"/></text:p>
      <text:p text:style-name="P7"><text:span text:style-name="T15"><text:tab/><text:tab/>pH = -log[H+]</text:span></text:p>
      <text:p text:style-name="P7"><text:span text:style-name="T15"/></text:p>
      <text:p text:style-name="P7"><text:span text:style-name="T15"><text:tab/>In a neutral solution, the [H+] = 1 *10</text:span><text:span text:style-name="T29">-7</text:span><text:span text:style-name="T15"> </text:span><text:span text:style-name="T11">M</text:span><text:span text:style-name="T15">. The pH of a neutral solution is 7.</text:span></text:p>
      <text:p text:style-name="P7"><text:span text:style-name="T15"/></text:p>
      <text:p text:style-name="P7"><text:span text:style-name="T15"><text:tab/><text:tab/>pH = log(1 * 10</text:span><text:span text:style-name="T29">-7</text:span><text:span text:style-name="T15">)</text:span></text:p>
      <text:p text:style-name="Standard"><text:span text:style-name="T15"><text:tab/><text:tab/> <text:s text:c="5"/>= (log 1 + log 10</text:span><text:span text:style-name="T29">-7</text:span><text:span text:style-name="T15">)</text:span></text:p>
      <text:p text:style-name="Standard"><text:span text:style-name="T15"><text:tab/><text:tab/> <text:s text:c="5"/>= -(0.0 + (-7.0))</text:span></text:p>
      <text:p text:style-name="Standard"><text:span text:style-name="T15"><text:tab/><text:tab/> <text:s text:c="5"/>= 7.0</text:span></text:p>
      <text:p text:style-name="P7"><text:span text:style-name="T12"/></text:p>
      <text:p text:style-name="P7"><text:span text:style-name="T12">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3-18T13:10:55.741805362</dc:date>
    <meta:editing-duration>PT20H40M9S</meta:editing-duration>
    <meta:editing-cycles>15</meta:editing-cycles>
    <meta:generator>LibreOffice/4.4.7.2$Linux_X86_64 LibreOffice_project/40$Build-2</meta:generator>
    <meta:document-statistic meta:table-count="0" meta:image-count="0" meta:object-count="0" meta:page-count="2" meta:paragraph-count="38" meta:word-count="299" meta:character-count="1731" meta:non-whitespace-character-count="1434"/>
  </office:meta>
</office:document-meta>
</file>